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imbus Sans L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position="0% 100%" style:font-name="Nimbus Sans L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style:font-name="Nimbus Sans L"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text-position="0% 100%"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text-position="0% 100%" style:font-name="Nimbus Sans 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text-position="0% 100%" style:font-name="Nimbus Sans L" fo:font-size="12pt" fo:font-weight="normal" officeooo:paragraph-rsid="0017fc11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text-position="0% 100%" style:font-name="Nimbus Sans 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text-position="0% 100%" style:font-name="Nimbus Sans L" fo:font-size="12pt" fo:font-weight="normal" officeooo:paragraph-rsid="0015c039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T1" style:family="text">
      <style:text-properties style:font-name="Nimbus Sans L"/>
    </style:style>
    <style:style style:name="T2" style:family="text">
      <style:text-properties style:text-position="0% 100%" style:font-name="Nimbus Sans L" fo:font-size="12pt" fo:font-weight="normal" style:font-size-asian="10.5pt" style:font-weight-asian="normal" style:font-size-complex="12pt" style:font-weight-complex="normal"/>
    </style:style>
    <style:style style:name="T3" style:family="text">
      <style:text-properties style:text-position="0% 100%" style:font-name="Nimbus Sans L" fo:font-size="12pt" fo:font-weight="normal" officeooo:rsid="0018fc2e" style:font-size-asian="10.5pt" style:font-weight-asian="normal" style:font-size-complex="12pt" style:font-weight-complex="normal"/>
    </style:style>
    <style:style style:name="T4" style:family="text">
      <style:text-properties style:text-position="0% 100%" style:font-name="Nimbus Sans L" fo:font-size="14pt" style:font-size-asian="14pt" style:font-size-complex="14pt"/>
    </style:style>
    <style:style style:name="T5" style:family="text">
      <style:text-properties style:text-position="sub 58%" style:font-name="Nimbus Sans L" fo:font-size="14pt" style:font-size-asian="14pt" style:font-size-complex="14pt"/>
    </style:style>
    <style:style style:name="T6" style:family="text">
      <style:text-properties officeooo:rsid="00139cb6"/>
    </style:style>
    <style:style style:name="T7" style:family="text">
      <style:text-properties officeooo:rsid="0015c039"/>
    </style:style>
    <style:style style:name="T8" style:family="text">
      <style:text-properties officeooo:rsid="0016d6a3"/>
    </style:style>
    <style:style style:name="T9" style:family="text">
      <style:text-properties officeooo:rsid="0018fc2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list xml:id="list6953238325322669972" text:style-name="L1">
        <text:list-item>
          <text:p text:style-name="P6">Halla el primer término, y el término general, de las siguientes progresiones </text:p>
        </text:list-item>
      </text:list>
      <text:p text:style-name="P4"/>
      <text:list xml:id="list230012222528083" text:continue-numbering="true" text:style-name="L1">
        <text:list-header>
          <text:p text:style-name="P11"><text:span text:style-name="T2"><text:tab/>a) d = </text:span><text:span text:style-name="T3">5</text:span><text:span text:style-name="T2"> ; <text:s text:c="2"/></text:span><text:span text:style-name="T4">a</text:span><text:span text:style-name="T5">9 </text:span><text:span text:style-name="T2">= </text:span><text:span text:style-name="T3">43</text:span><text:span text:style-name="T2"><text:tab/><text:tab/><text:tab/>b) d = -</text:span><text:span text:style-name="T3">6</text:span><text:span text:style-name="T2"> ; <text:s/></text:span><text:span text:style-name="T4">a</text:span><text:span text:style-name="T5">5 </text:span><text:span text:style-name="T2">= 12</text:span></text:p>
        </text:list-header>
      </text:list>
      <text:p text:style-name="P2"/>
      <text:list xml:id="list230014115468052" text:continue-numbering="true" text:style-name="L1">
        <text:list-item>
          <text:p text:style-name="P6">Halla el primer término y el término general de las siguientes progresiones </text:p>
        </text:list-item>
      </text:list>
      <text:p text:style-name="P4"/>
      <text:list xml:id="list230013758115395" text:continue-numbering="true" text:style-name="L1">
        <text:list-header>
          <text:p text:style-name="P11"><text:span text:style-name="T2"><text:tab/>a) r = 5 ; <text:s text:c="2"/></text:span><text:span text:style-name="T4">a</text:span><text:span text:style-name="T5">4 </text:span><text:span text:style-name="T2">= 150<text:tab/><text:tab/><text:tab/>b) r = -2 ; <text:s/></text:span><text:span text:style-name="T4">a</text:span><text:span text:style-name="T5">5 </text:span><text:span text:style-name="T2">= 12,8</text:span></text:p>
        </text:list-header>
      </text:list>
      <text:p text:style-name="P2"/>
      <text:list xml:id="list230014015328121" text:continue-numbering="true" text:style-name="L1">
        <text:list-item>
          <text:p text:style-name="P6">Halla el término 27º de las siguientes progresiones aritméticas conociendo</text:p>
        </text:list-item>
      </text:list>
      <text:p text:style-name="P4"/>
      <text:p text:style-name="P4"><text:tab/><text:span text:style-name="T1">a) que el término 7º = 32 y el término 13º = 50</text:span></text:p>
      <text:p text:style-name="P4"/>
      <text:list xml:id="list230012559286329" text:continue-numbering="true" text:style-name="L1">
        <text:list-header>
          <text:p text:style-name="P6">b) que el término 4º = -9 y el término 9º = -24</text:p>
        </text:list-header>
      </text:list>
      <text:p text:style-name="P2"/>
      <text:list xml:id="list230013350001865" text:continue-numbering="true" text:style-name="L1">
        <text:list-item>
          <text:p text:style-name="P6">Una deuda puede ser pagada en 4<text:span text:style-name="T9">8</text:span> semanas, pagando 15€ la 1ª semana, 20€ la 2ª, 25€ la 3ª, y así sucesivamente. Halla el importe de la deuda </text:p>
        </text:list-item>
      </text:list>
      <text:p text:style-name="P2"/>
      <text:list xml:id="list230012552594928" text:continue-numbering="true" text:style-name="L1">
        <text:list-item>
          <text:p text:style-name="P6">Un microorganismo <text:span text:style-name="T9">cuadriplica</text:span> su población cada <text:span text:style-name="T9">3</text:span>0 minutos. Cuántos organismos habrán al cabo de <text:span text:style-name="T9">10</text:span> horas, si la población inicial era de <text:span text:style-name="T9">5</text:span> individuos?</text:p>
          <text:p text:style-name="P8"/>
        </text:list-item>
        <text:list-item>
          <text:p text:style-name="P8">Halla el 1er término <text:s/><text:span text:style-name="T7">y la suma de los 100 primeros términos </text:span>de las siguientes progresiones <text:span text:style-name="T6">geométricas</text:span> conociendo </text:p>
          <text:p text:style-name="P8"/>
          <text:p text:style-name="P8">a) que el término 3º = 15 y el término 6º = 25,92</text:p>
          <text:p text:style-name="P8">b) que el término 5º = 24 y el término 8º = 0,375</text:p>
        </text:list-item>
      </text:list>
      <text:p text:style-name="P2"/>
      <text:p text:style-name="P2"/>
      <text:p text:style-name="P2"/>
      <text:p text:style-name="P5">Examen de Matemáticas 3º ESO</text:p>
      <text:p text:style-name="P1">3ª Unidad (Progresiones) (B)</text:p>
      <text:p text:style-name="P2"/>
      <text:p text:style-name="P2">Nombre:<text:tab/><text:tab/><text:tab/><text:tab/><text:tab/><text:tab/><text:tab/><text:tab/><text:tab/>Fecha</text:p>
      <text:p text:style-name="Horizontal_20_Line"/>
      <text:list xml:id="list2863851502475161297" text:style-name="L2">
        <text:list-item>
          <text:p text:style-name="P7">Halla el término 27º de las siguientes progresiones aritméticas conociendo (2):</text:p>
        </text:list-item>
      </text:list>
      <text:p text:style-name="P4"/>
      <text:p text:style-name="P4"><text:tab/><text:tab/><text:span text:style-name="T1">a) que el término 7º = 32 y el término 13º = 50</text:span></text:p>
      <text:p text:style-name="P4"/>
      <text:list xml:id="list230012906978792" text:continue-numbering="true" text:style-name="L2">
        <text:list-item>
          <text:list>
            <text:list-item>
              <text:list>
                <text:list-header>
                  <text:p text:style-name="P7">b) que el término 4º = -9 y el término 9º = -24</text:p>
                </text:list-header>
              </text:list>
            </text:list-item>
          </text:list>
        </text:list-item>
      </text:list>
      <text:p text:style-name="P3"/>
      <text:list xml:id="list230013925599010" text:continue-numbering="true" text:style-name="L2">
        <text:list-item>
          <text:p text:style-name="P7">Halla el primer término, el término general <text:span text:style-name="T8">yla suma de los 40 primeros términos</text:span> de las siguientes progresiones (1):</text:p>
        </text:list-item>
      </text:list>
      <text:p text:style-name="P4"/>
      <text:list xml:id="list230013543420123" text:continue-numbering="true" text:style-name="L2">
        <text:list-item>
          <text:list>
            <text:list-item>
              <text:list>
                <text:list-header>
                  <text:p text:style-name="P12"><text:span text:style-name="T2">a) d = 3 ; <text:s text:c="2"/></text:span><text:span text:style-name="T4">a</text:span><text:span text:style-name="T5">9 </text:span><text:span text:style-name="T2">= 37<text:tab/><text:tab/><text:tab/>b) d = -3 ; <text:s/></text:span><text:span text:style-name="T4">a</text:span><text:span text:style-name="T5">5 </text:span><text:span text:style-name="T2">= 12</text:span></text:p>
                </text:list-header>
              </text:list>
            </text:list-item>
          </text:list>
        </text:list-item>
      </text:list>
      <text:p text:style-name="P3"/>
      <text:list xml:id="list230013916359658" text:continue-numbering="true" text:style-name="L2">
        <text:list-item>
          <text:p text:style-name="P7">Calcula la suma de los 30 primeros términos de las siguientes progresiones (<text:span text:style-name="T8">1</text:span>):</text:p>
        </text:list-item>
      </text:list>
      <text:p text:style-name="P4"><text:tab/></text:p>
      <text:list xml:id="list230013003438985" text:continue-numbering="true" text:style-name="L2">
        <text:list-item>
          <text:list>
            <text:list-item>
              <text:list>
                <text:list-header>
                  <text:p text:style-name="P12"><text:span text:style-name="T2">a) <text:s/>r = 4 ; <text:s text:c="2"/></text:span><text:span text:style-name="T4">a</text:span><text:span text:style-name="T5">1 </text:span><text:span text:style-name="T2">= -0,9<text:tab/><text:tab/><text:tab/>b) r = -3 ; <text:s/></text:span><text:span text:style-name="T4">a</text:span><text:span text:style-name="T5">1 </text:span><text:span text:style-name="T2">= 1,6</text:span></text:p>
                </text:list-header>
              </text:list>
            </text:list-item>
          </text:list>
        </text:list-item>
      </text:list>
      <text:p text:style-name="P3"/>
      <text:list xml:id="list230012851266692" text:continue-numbering="true" text:style-name="L2">
        <text:list-item>
          <text:p text:style-name="P7">Un microorganismo quintuplica su población cada 20 minutos. Cuántos organismos habrán al cabo de 3 horas, si la población inicial era de 2 individuos? (2)</text:p>
        </text:list-item>
      </text:list>
      <text:p text:style-name="P3"/>
      <text:list xml:id="list230012583357337" text:continue-numbering="true" text:style-name="L2">
        <text:list-item>
          <text:p text:style-name="P7">Una deuda puede ser pagada en 40 semanas, pagando 15€ la 1ª semana, 20€ la 2ª, 25€ la 3ª, y así sucesivamente. Halla el importe de la deuda (2)</text:p>
          <text:p text:style-name="P9"/>
        </text:list-item>
        <text:list-item>
          <text:p text:style-name="P10">Halla el 1er término <text:s/><text:span text:style-name="T7">y la suma de los 80 primeros términos </text:span>de las siguientes progresiones <text:span text:style-name="T6">geométricas</text:span> conociendo (2):</text:p>
          <text:p text:style-name="P10"/>
          <text:p text:style-name="P10">a) que el término 3º = 15 y el término 6º = 25,92</text:p>
          <text:p text:style-name="P10">b) que el término 5º = 24 y el término 8º = 0,375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io </meta:initial-creator>
    <meta:creation-date>2009-12-08T10:30:31</meta:creation-date>
    <dc:date>2020-03-30T23:00:12.020294113</dc:date>
    <meta:editing-duration>PT31M42S</meta:editing-duration>
    <meta:editing-cycles>25</meta:editing-cycles>
    <meta:generator>LibreOffice/5.1.6.2$Linux_x86 LibreOffice_project/10m0$Build-2</meta:generator>
    <meta:document-statistic meta:table-count="0" meta:image-count="0" meta:object-count="0" meta:page-count="2" meta:paragraph-count="28" meta:word-count="411" meta:character-count="1993" meta:non-whitespace-character-count="1580"/>
  </office:meta>
</office:document-meta>
</file>